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4d58d"/>
    </style:style>
    <style:style style:name="P2" style:family="paragraph" style:parent-style-name="Preformatted_20_Text">
      <style:paragraph-properties fo:text-align="start" style:justify-single-word="false"/>
      <style:text-properties officeooo:paragraph-rsid="00164962"/>
    </style:style>
    <style:style style:name="P3"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5" style:family="paragraph" style:parent-style-name="Standard">
      <style:paragraph-properties fo:text-align="center" style:justify-single-word="false"/>
      <style:text-properties style:font-name="Liberation Serif" officeooo:rsid="000c6d81" officeooo:paragraph-rsid="001367c6"/>
    </style:style>
    <style:style style:name="P6"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10" style:family="paragraph" style:parent-style-name="Preformatted_20_Text">
      <style:paragraph-properties fo:text-align="start" style:justify-single-word="false"/>
      <style:text-properties officeooo:paragraph-rsid="00164962"/>
    </style:style>
    <style:style style:name="P11" style:family="paragraph" style:parent-style-name="Preformatted_20_Text">
      <style:text-properties style:font-name="Liberation Serif" style:text-underline-style="solid" style:text-underline-width="auto" style:text-underline-color="font-color" officeooo:rsid="00116ae1" officeooo:paragraph-rsid="00116ae1"/>
    </style:style>
    <style:style style:name="P12" style:family="paragraph" style:parent-style-name="Preformatted_20_Text">
      <style:text-properties style:font-name="Liberation Serif" style:text-underline-style="solid" style:text-underline-width="auto" style:text-underline-color="font-color" fo:font-weight="bold" officeooo:rsid="00116ae1" officeooo:paragraph-rsid="00116ae1" style:font-weight-asian="bold" style:font-weight-complex="bold"/>
    </style:style>
    <style:style style:name="P13" style:family="paragraph" style:parent-style-name="Preformatted_20_Text">
      <style:text-properties style:font-name="Liberation Serif" style:text-underline-style="none" fo:font-weight="normal" officeooo:rsid="00116ae1" officeooo:paragraph-rsid="00116ae1" style:font-weight-asian="normal" style:font-weight-complex="normal"/>
    </style:style>
    <style:style style:name="P14"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15"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16"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18"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9"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20"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21"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22"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2ef117" style:font-size-asian="12pt" style:font-weight-asian="bold" style:font-size-complex="12pt" style:font-weight-complex="bold"/>
    </style:style>
    <style:style style:name="P23"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24"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2b2a3d" style:font-size-asian="12pt" style:font-weight-asian="bold" style:font-size-complex="12pt" style:font-weight-complex="bold"/>
    </style:style>
    <style:style style:name="P25"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26"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27"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28"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29"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30"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31"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33"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34"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35"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36"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37"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38"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39"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4d58d" style:font-size-asian="12pt" style:font-weight-asian="normal" style:font-size-complex="12pt" style:font-weight-complex="normal"/>
    </style:style>
    <style:style style:name="P40"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41"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42"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44"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45"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2d0cec"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style:font-name="Liberation Serif" fo:font-size="12pt" style:text-underline-style="none" officeooo:rsid="002b5718" officeooo:paragraph-rsid="002b5718" style:font-size-asian="12pt" style:font-size-complex="12pt"/>
    </style:style>
    <style:style style:name="P47"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48"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4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50"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51"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52"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53"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54"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55" style:family="paragraph" style:parent-style-name="Preformatted_20_Text">
      <style:paragraph-properties fo:text-align="start" style:justify-single-word="false"/>
      <style:text-properties style:font-name="Liberation Serif" officeooo:paragraph-rsid="00164962"/>
    </style:style>
    <style:style style:name="P56"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57"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58"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59"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60"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61" style:family="paragraph" style:parent-style-name="Preformatted_20_Text">
      <style:paragraph-properties fo:text-align="justify"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fo:font-weight="normal" officeooo:rsid="002b2a3d" style:font-weight-asian="normal" style:font-weight-complex="normal"/>
    </style:style>
    <style:style style:name="T9" style:family="text">
      <style:text-properties fo:font-weight="normal" officeooo:rsid="002942be" style:font-weight-asian="normal" style:font-weight-complex="normal"/>
    </style:style>
    <style:style style:name="T10" style:family="text">
      <style:text-properties officeooo:rsid="00138cec"/>
    </style:style>
    <style:style style:name="T11" style:family="text">
      <style:text-properties officeooo:rsid="0014d58d"/>
    </style:style>
    <style:style style:name="T12" style:family="text">
      <style:text-properties fo:font-style="italic" style:font-style-asian="italic" style:font-style-complex="italic"/>
    </style:style>
    <style:style style:name="T13" style:family="text">
      <style:text-properties fo:font-style="italic" officeooo:rsid="00255547" style:font-style-asian="italic" style:font-style-complex="italic"/>
    </style:style>
    <style:style style:name="T14" style:family="text">
      <style:text-properties fo:font-style="italic" officeooo:rsid="00287ebb"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fc354" style:font-style-asian="normal" style:font-weight-asian="normal" style:font-style-complex="normal" style:font-weight-complex="normal"/>
    </style:style>
    <style:style style:name="T19" style:family="text">
      <style:text-properties officeooo:rsid="001e49e0"/>
    </style:style>
    <style:style style:name="T20" style:family="text">
      <style:text-properties officeooo:rsid="001e91d0"/>
    </style:style>
    <style:style style:name="T21" style:family="text">
      <style:text-properties officeooo:rsid="002080f5"/>
    </style:style>
    <style:style style:name="T22" style:family="text">
      <style:text-properties officeooo:rsid="0022aa58"/>
    </style:style>
    <style:style style:name="T23" style:family="text">
      <style:text-properties officeooo:rsid="00245320"/>
    </style:style>
    <style:style style:name="T24" style:family="text">
      <style:text-properties officeooo:rsid="00295cda"/>
    </style:style>
    <style:style style:name="T25" style:family="text">
      <style:text-properties fo:color="#ff0000" fo:font-weight="normal" officeooo:rsid="002942be" style:font-weight-asian="normal" style:font-weight-complex="normal"/>
    </style:style>
    <style:style style:name="T26" style:family="text">
      <style:text-properties fo:color="#ff0000" fo:font-weight="normal" officeooo:rsid="002b2a3d" style:font-weight-asian="normal" style:font-weight-complex="normal"/>
    </style:style>
    <style:style style:name="T27" style:family="text">
      <style:text-properties fo:color="#ff0000" style:font-name="Liberation Mono" fo:font-size="10pt" officeooo:rsid="002977f1" style:font-size-asian="10pt" style:font-size-complex="10pt"/>
    </style:style>
    <style:style style:name="T28" style:family="text">
      <style:text-properties fo:color="#ff0000" officeooo:rsid="002b2a3d"/>
    </style:style>
    <style:style style:name="T29" style:family="text">
      <style:text-properties fo:color="#ff0000" fo:font-size="10pt" officeooo:rsid="002977f1" style:font-size-asian="10pt" style:font-size-complex="10pt"/>
    </style:style>
    <style:style style:name="T30" style:family="text">
      <style:text-properties fo:color="#ff0000" officeooo:rsid="002977f1"/>
    </style:style>
    <style:style style:name="T31"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2"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3" style:family="text">
      <style:text-properties style:font-name="Liberation Serif" fo:font-size="12pt" style:text-underline-style="none" officeooo:rsid="002b5718" style:font-size-asian="12pt" style:font-size-complex="12pt"/>
    </style:style>
    <style:style style:name="T34"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37" style:family="text">
      <style:text-properties officeooo:rsid="002d0cec"/>
    </style:style>
    <style:style style:name="T38" style:family="text">
      <style:text-properties style:text-underline-style="none" officeooo:rsid="002d0cec"/>
    </style:style>
    <style:style style:name="T39" style:family="text">
      <style:text-properties style:font-name="Liberation Serif"/>
    </style:style>
    <style:style style:name="T40" style:family="text">
      <style:text-properties style:font-name="Liberation Serif" style:text-underline-style="none" officeooo:rsid="002d0cec"/>
    </style:style>
    <style:style style:name="T41" style:family="text">
      <style:text-properties style:font-name="Liberation Serif" fo:font-size="12pt" style:text-underline-style="none" officeooo:rsid="002d0cec" style:font-size-asian="12pt" style:font-size-complex="12pt"/>
    </style:style>
    <style:style style:name="T42" style:family="text">
      <style:text-properties style:font-name="Liberation Serif" fo:font-size="12pt" style:text-underline-style="none" officeooo:rsid="002b5718" style:font-size-asian="12pt" style:font-size-complex="12pt"/>
    </style:style>
    <style:style style:name="T43"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44"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45"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48" style:family="text">
      <style:text-properties fo:font-size="12pt" style:text-underline-style="none" fo:font-weight="normal" officeooo:rsid="00164962" style:font-size-asian="12pt" style:font-weight-asian="normal" style:font-size-complex="12pt" style:font-weight-complex="normal"/>
    </style:style>
    <style:style style:name="T49" style:family="text">
      <style:text-properties fo:font-size="12pt" style:text-underline-style="none" fo:font-weight="normal" officeooo:rsid="0014d58d" style:font-size-asian="12pt" style:font-weight-asian="normal" style:font-size-complex="12pt" style:font-weight-complex="normal"/>
    </style:style>
    <style:style style:name="T50" style:family="text">
      <style:text-properties fo:font-size="12pt" style:text-underline-style="none" officeooo:rsid="002d0cec" style:font-size-asian="12pt" style:font-size-complex="12pt"/>
    </style:style>
    <style:style style:name="T51" style:family="text">
      <style:text-properties fo:font-size="12pt" style:text-underline-style="none" officeooo:rsid="002b5718" style:font-size-asian="12pt" style:font-size-complex="12pt"/>
    </style:style>
    <style:style style:name="T52" style:family="text">
      <style:text-properties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55" style:family="text">
      <style:text-properties officeooo:rsid="002b2a3d"/>
    </style:style>
    <style:style style:name="T56" style:family="text">
      <style:text-properties officeooo:rsid="002977f1"/>
    </style:style>
    <style:style style:name="T57" style:family="text">
      <style:text-properties style:use-window-font-color="true"/>
    </style:style>
    <style:style style:name="T58" style:family="text">
      <style:text-properties officeooo:rsid="003129ff"/>
    </style:style>
    <style:style style:name="T59"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9">Le modèle ABM dans la modélisation d'une ville</text:span></text:p>
      <text:p text:style-name="P4">GAUTHIER Silvère – LAMEIRA Yannick</text:p>
      <text:p text:style-name="P14"/>
      <text:p text:style-name="P15"/>
      <text:p text:style-name="P16">I) Introduction</text:p>
      <text:p text:style-name="P56"/>
      <text:p text:style-name="P57"><text:tab/><text:span text:style-name="T9">Dans le monde d'aujourd'hui, les villes sont en expansion permanente, ce qui pose problème lors de la modélisation de celles-ci. En effet, les modèles doivent pouvoir s'adapter aux nouvelles conditions (dimensions, configurations …). </text:span><text:span text:style-name="T8">Il sera donc intéressant de voir comment un système </text:span></text:p>
      <text:p text:style-name="P59">peut permettre une adaptation à ces modifications de l'environnement.</text:p>
      <text:p text:style-name="P60"/>
      <text:p text:style-name="P58">Qu'est-ce qu'une ville ?</text:p>
      <text:p text:style-name="P18"/>
      <text:p text:style-name="P19"><text:tab/><text:span text:style-name="T4">Il existe différentes manière de définir une ville.</text:span></text:p>
      <text:p text:style-name="P19"/>
      <text:p text:style-name="P33"><text:tab/>Définition du dictionnaire Larousse :</text:p>
      <text:p text:style-name="P33"/>
      <text:p text:style-name="P48"><text:span text:style-name="T1">« </text:span><text:span text:style-name="T3">Agglomération relativement importante et dont les </text:span></text:p>
      <text:p text:style-name="P49">habitants ont des activités professionnelles diversifiées. »</text:p>
      <text:p text:style-name="P52"/>
      <text:p text:style-name="P52"><text:span text:style-name="T3"><text:tab/></text:span><text:span text:style-name="T4">Définition de Wikipedia :</text:span></text:p>
      <text:p text:style-name="P50"/>
      <text:p text:style-name="P51">« <text:span text:style-name="T11">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6"/>
      <text:p text:style-name="P7"><text:tab/><text:span text:style-name="T55">Définition de l'INSEE :</text:span></text:p>
      <text:p text:style-name="P7"/>
      <text:p text:style-name="P8">«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8">territoire desquelles une zone agglomérée contient plus de 2 000 habitants ;</text:p>
      <text:p text:style-name="P8">une telle unité urbaine porte alors le nom d'agglomération multicommunale ;<text:line-break/>- d'une seule commune, dont la population agglomérée compte au moins 2 000 habitants ;</text:p>
      <text:p text:style-name="P8">une telle commune est dite ville isolée ou plus communément ville. »</text:p>
      <text:p text:style-name="P9"/>
      <text:p text:style-name="P61"><text:tab/>...</text:p>
      <text:p text:style-name="P34"><text:tab/><text:span text:style-name="T21">Dans la suite, nous nous intéresserons surtout aux aspects de diversité et d'évolution des structures et des populations au sein d'une ville.</text:span></text:p>
      <text:p text:style-name="P35"/>
      <text:p text:style-name="P20">Pourquoi vouloir modéliser une ville ?</text:p>
      <text:p text:style-name="P20"/>
      <text:p text:style-name="P35"><text:tab/><text:span text:style-name="T22">[à revoir]</text:span></text:p>
      <text:p text:style-name="P36"><text:tab/><text:span text:style-name="T10">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36"><text:tab/><text:span text:style-name="T10">On peut également vouloir modéliser une ville pour d'autres raisons, telles que créer un jeu se rapprochant de la réalité (SimCity en est le meilleur exemple) ou simplement pour avoir une </text:span><text:soft-page-break/><text:span text:style-name="T10">visualisation de ville pour un film d'animation ou pour permettre aux utilisateurs de la visiter virtuellement.</text:span></text:p>
      <text:p text:style-name="P36"><text:tab/>... </text:p>
      <text:p text:style-name="P36"/>
      <text:p text:style-name="P21">Quels problèmes peuvent alors se poser ?</text:p>
      <text:p text:style-name="P21"/>
      <text:p text:style-name="P21"><text:tab/><text:span text:style-name="T8">[RESTER GLOBAL]</text:span></text:p>
      <text:p text:style-name="P22"><text:span text:style-name="T8"><text:tab/></text:span><text:span text:style-name="T6">[à revoir]</text:span></text:p>
      <text:p text:style-name="P21"><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37"><text:tab/>La difficulté ici réside donc dans le fait que la modélisation urbaine est un domaine très vaste posant de nombreux problèmes isolés des autres, ayant chacun une méthode de résolution appropriée.</text:p>
      <text:p text:style-name="P21"><text:span text:style-name="T2"><text:tab/></text:span><text:span text:style-name="T3">...</text:span></text:p>
      <text:p text:style-name="P21"/>
      <text:p text:style-name="P23">Quelles sont les solutions à ces problèmes ?</text:p>
      <text:p text:style-name="P24"><text:tab/><text:span text:style-name="T8">[RESTER GLOBAL]</text:span></text:p>
      <text:p text:style-name="P38"><text:tab/>...</text:p>
      <text:p text:style-name="P38"><text:tab/><text:span text:style-name="T19">Nous nous concentrerons ici sur les aspects multi-agents.</text:span></text:p>
      <text:p text:style-name="P38"/>
      <text:p text:style-name="P38"/>
      <text:p text:style-name="P38"/>
      <text:p text:style-name="P16">II) Dans le jeu vidéo : <text:span text:style-name="T19">SimCity</text:span></text:p>
      <text:p text:style-name="P16"/>
      <text:p text:style-name="P25">1) Les agents</text:p>
      <text:p text:style-name="P25"/>
      <text:p text:style-name="P25"><text:tab/>Qu'est-ce qu'un agent ?</text:p>
      <text:p text:style-name="P25"><text:tab/><text:tab/><text:span text:style-name="T1">[Bref rappel/définition]</text:span></text:p>
      <text:p text:style-name="P40"/>
      <text:p text:style-name="P26"><text:tab/>Quels sont les agents <text:span text:style-name="T20">dans SimCity</text:span>?</text:p>
      <text:p text:style-name="P26"><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41"><text:tab/><text:tab/>...</text:p>
      <text:p text:style-name="P41"/>
      <text:p text:style-name="P26"><text:tab/>A quoi servent-ils ?</text:p>
      <text:p text:style-name="P26"><text:tab/><text:tab/><text:span text:style-name="T1">...</text:span></text:p>
      <text:p text:style-name="P26"/>
      <text:p text:style-name="P25">2) Les règles de simulation</text:p>
      <text:p text:style-name="P25"/>
      <text:p text:style-name="P26"><text:tab/>Que sont les règles de simulation ?</text:p>
      <text:p text:style-name="P26"><text:tab/><text:tab/><text:span text:style-name="T5">[définition, brève explication]</text:span></text:p>
      <text:p text:style-name="P41"/>
      <text:p text:style-name="P26"><text:tab/>A quoi servent-elles ?</text:p>
      <text:p text:style-name="P26"><text:tab/><text:tab/><text:span text:style-name="T1">...</text:span></text:p>
      <text:p text:style-name="P26"/>
      <text:p text:style-name="P26"><text:span text:style-name="T23">3) </text:span>Quels sont les aboutissements possible<text:span text:style-name="T23">s</text:span> de la simulation ?</text:p>
      <text:p text:style-name="P17"><text:tab/><text:span text:style-name="T1">...</text:span></text:p>
      <text:p text:style-name="P16"/>
      <text:p text:style-name="P16"/>
      <text:p text:style-name="P16"><text:soft-page-break/></text:p>
      <text:p text:style-name="P16">III) Dans l'économie</text:p>
      <text:p text:style-name="P16"/>
      <text:p text:style-name="P27">1) La planification urbaine</text:p>
      <text:p text:style-name="P27"><text:tab/><text:span text:style-name="T1">→ EDF : </text:span><text:span text:style-name="T15">«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54"><text:tab/>...</text:p>
      <text:p text:style-name="P42"/>
      <text:p text:style-name="P27">2) L’évolution des structures urbaines <text:span text:style-name="T24">et l'étalement urbain</text:span></text:p>
      <text:p text:style-name="P42"><text:tab/>→ revue vertigo : <text:span text:style-name="T12">« Ce modèle, basé sur le paradigme multi-agents, propose de décrire et de simuler l’évolution de structures intra-urbaines à l’échelle de l’îlot. » →</text:span><text:span text:style-name="T13"> § 17,18,19… </text:span><text:span text:style-name="T14">jusqu'à la fin</text:span></text:p>
      <text:p text:style-name="P42"><text:span text:style-name="T16"><text:tab/>→ article geosciences : </text:span><text:span text:style-name="T12">«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42"><text:span text:style-name="T12"><text:tab/></text:span><text:span text:style-name="T16">...</text:span></text:p>
      <text:p text:style-name="P42"/>
      <text:p text:style-name="P53">3) La visualisation</text:p>
      <text:p text:style-name="P53"/>
      <text:p text:style-name="P53"><text:tab/>Dans le commerce</text:p>
      <text:p text:style-name="P27"><text:span text:style-name="T16"><text:tab/><text:tab/></text:span><text:span text:style-name="T17">→ Pixxim, visites de locaux, visualisations de chantiers...etc.</text:span></text:p>
      <text:p text:style-name="P54"><text:tab/><text:tab/>...</text:p>
      <text:p text:style-name="P27"/>
      <text:p text:style-name="P53"><text:tab/>Dans la recherche</text:p>
      <text:p text:style-name="P28"><text:span text:style-name="T16"><text:tab/><text:tab/></text:span><text:span text:style-name="T17">→ </text:span><text:span text:style-name="T18">simulations démographiques, épidémiologiques, catastrophes naturelles...etc.</text:span></text:p>
      <text:p text:style-name="P28"><text:span text:style-name="T17"><text:tab/><text:tab/>...</text:span></text:p>
      <text:p text:style-name="P16"/>
      <text:p text:style-name="P16"/>
      <text:p text:style-name="P16"/>
      <text:p text:style-name="P29">IV) Vers d'autres sciences</text:p>
      <text:p text:style-name="P29"/>
      <text:p text:style-name="P43">→ ouverture : <text:s/>les sciences sociales, géographie… etc.</text:p>
      <text:p text:style-name="P43"/>
      <text:p text:style-name="P30">V) Conclusion et Bibliographie</text:p>
      <text:p text:style-name="P31"/>
      <text:p text:style-name="P31">Conclusion</text:p>
      <text:p text:style-name="P31"><text:tab/><text:span text:style-name="T1">...</text:span></text:p>
      <text:p text:style-name="P44"/>
      <text:p text:style-name="P32">Bibliographie</text:p>
      <text:p text:style-name="P39"/>
      <text:p text:style-name="P45">[liens à trier <text:span text:style-name="T58">pour le rapport final</text:span>]</text:p>
      <text:p text:style-name="P2"><text:a xlink:type="simple" xlink:href="http://www.larousse.fr/dictionnaires/francais/ville/82000"><text:span text:style-name="T31">Définition d'une ville (dictionnaire)</text:span></text:a></text:p>
      <text:p text:style-name="P1"><text:a xlink:type="simple" xlink:href="http://fr.wikipedia.org/wiki/Ville"><text:span text:style-name="T32">Définition d'une vill</text:span></text:a><text:a xlink:type="simple" xlink:href="http://fr.wikipedia.org/wiki/Ville"><text:span text:style-name="T31">e (internet)</text:span></text:a></text:p>
      <text:p text:style-name="P1"><text:a xlink:type="simple" xlink:href="http://www.internetactu.net/2012/07/02/simcity-un-outil-de-modelisation-urbaine/"><text:span text:style-name="T32">SimCity, outil de modélisation urbaine ?</text:span></text:a></text:p>
      <text:p text:style-name="P1"><text:a xlink:type="simple" xlink:href="https://gazette.gmu.edu/articles/10299"><text:span text:style-name="T32">SimCity : ABM révolutionne les sciences sociale</text:span></text:a><text:a xlink:type="simple" xlink:href="https://gazette.gmu.edu/articles/10299"><text:span text:style-name="T31">s</text:span></text:a></text:p>
      <text:p text:style-name="P2"><text:a xlink:type="simple" xlink:href="http://www.developpement-durable.gouv.fr/IMG/pdf/Ref-Modelisation_urbaine.pdf"><text:span text:style-name="T34">Modélisation urbaine : de la représentation au proje</text:span></text:a><text:a xlink:type="simple" xlink:href="http://www.developpement-durable.gouv.fr/IMG/pdf/Ref-Modelisation_urbaine.pdf"><text:span text:style-name="T35">t</text:span></text:a></text:p>
      <text:p text:style-name="P2"><text:soft-page-break/><text:a xlink:type="simple" xlink:href="http://medias.edf.com/communiques-de-presse/tous-les-communiques-de-presse/2014/edf-presente-son-outil-de-modelisation-urbaine-pour-la-ville-de-singapour-et-annonce-la-creation-dyun-centre-rd-dedie-a-la-planification-urbaine-290237.html"><text:span text:style-name="T35">EDF : un outil pour la modélisation urbaine</text:span></text:a></text:p>
      <text:p text:style-name="P2"><text:a xlink:type="simple" xlink:href="http://vertigo.revues.org/11561"><text:span text:style-name="T35">Vers une simulation de l’évolution des structures urbaines à partir d’une modélisation multi-agents</text:span></text:a></text:p>
      <text:p text:style-name="P2"><text:a xlink:type="simple" xlink:href="http://www.pixxim.fr/"><text:span text:style-name="T35">Pixxim : Maquettes Virtuelles Interactives (vidéo)</text:span></text:a></text:p>
      <text:p text:style-name="P2"><text:a xlink:type="simple" xlink:href="http://geosciences.univ-tours.fr/images/media/20120226124134-jfsma2010.pdf"><text:span text:style-name="T35">Un système multi-agent pour la simulation des dynamiques urbaines</text:span></text:a></text:p>
      <text:p text:style-name="P2"><text:a xlink:type="simple" xlink:href="http://www.simcity.com/fr_FR/media/video/GlassBox_FR_1"><text:span text:style-name="T35">SimCity : GlassBox Part 1 (vidéo)</text:span></text:a></text:p>
      <text:p text:style-name="P2"><text:a xlink:type="simple" xlink:href="http://www.simcity.com/fr_FR/media/video/Video_GlassBox2"><text:span text:style-name="T35">SimCity : GlassBox Part 2 (vidéo)</text:span></text:a></text:p>
      <text:p text:style-name="P2"><text:a xlink:type="simple" xlink:href="http://www.simcity.com/fr_FR/media/video/Video_GlassBox3"><text:span text:style-name="T35">SimCity : GlassBox Part 3 (vidéo)</text:span></text:a></text:p>
      <text:p text:style-name="P2"><text:a xlink:type="simple" xlink:href="http://www.simcity.com/fr_FR/media/video/SimCity-GlassBox-Le-feu"><text:span text:style-name="T35">SimCity : GlassBox Part </text:span></text:a><text:a xlink:type="simple" xlink:href="http://www.simcity.com/fr_FR/media/video/SimCity-GlassBox-Le-feu"><text:span text:style-name="T36">4 (vidéo)</text:span></text:a></text:p>
      <text:p text:style-name="P55"/>
      <text:p text:style-name="P2"><text:a xlink:type="simple" xlink:href="https://hal.archives-ouvertes.fr/hal-00904079"><text:span text:style-name="T36">L'ambition de modéliser la ville</text:span></text:a></text:p>
      <text:p text:style-name="P2"><text:a xlink:type="simple" xlink:href="http://julienas.ipt.univ-paris8.fr/vgodard/pub/geomarke/memoires/09-10/missoumi.pdf"><text:span text:style-name="T41">La modélisation géospatiale pour des applications urbaines en 3D</text:span></text:a></text:p>
      <text:p text:style-name="P2"><text:a xlink:type="simple" xlink:href="http://www.urban-modelling.org/"><text:span text:style-name="T36">GIS : Modélisation Urbaine</text:span></text:a></text:p>
      <text:p text:style-name="P2"><text:a xlink:type="simple" xlink:href="http://www.em-consulte.com/article/743921/article/la-modelisation-abm-pour-la-mise-a-lechelle-dinter"><text:span text:style-name="T33">La modélisation « ABM » pour la mise à l’échelle d’interventions dans l’organisation de soins</text:span></text:a></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9T19:17:36.258844520</dc:date>
    <meta:generator>LibreOffice/4.2.6.3$Linux_X86_64 LibreOffice_project/420m0$Build-3</meta:generator>
    <meta:editing-duration>PT2H8M42S</meta:editing-duration>
    <meta:editing-cycles>29</meta:editing-cycles>
    <meta:document-statistic meta:table-count="0" meta:image-count="0" meta:object-count="0" meta:page-count="4" meta:paragraph-count="89" meta:word-count="997" meta:character-count="6579" meta:non-whitespace-character-count="5613"/>
  </office:meta>
</office:document-meta>
</file>